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E000000350F509E4C595B778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857cm" table:align="left"/>
    </style:style>
    <style:style style:name="Tabla1.A" style:family="table-column">
      <style:table-column-properties style:column-width="2.746cm"/>
    </style:style>
    <style:style style:name="Tabla1.B" style:family="table-column">
      <style:table-column-properties style:column-width="13.111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f65f6" officeooo:paragraph-rsid="000f65f6"/>
    </style:style>
    <style:style style:name="P6" style:family="paragraph" style:parent-style-name="Table_20_Contents">
      <style:paragraph-properties fo:text-align="start" style:justify-single-word="false"/>
      <style:text-properties officeooo:rsid="000f65f6" officeooo:paragraph-rsid="000f65f6"/>
    </style:style>
    <style:style style:name="P7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6">
      <style:paragraph-properties fo:margin-left="0cm" fo:margin-right="0cm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7">
      <style:paragraph-properties fo:margin-left="0cm" fo:margin-right="0cm" fo:text-indent="0cm" style:auto-text-indent="false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0f65f6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f65f6"/>
    </style:style>
    <style:style style:name="T8" style:family="text">
      <style:text-properties officeooo:rsid="000f65f6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árgenes <text:span text:style-name="T7">en </text:span>CSS</text:h>
      <text:p text:style-name="P8"><text:span text:style-name="T1"/></text:p>
      <text:p text:style-name="Horizontal_20_Line"/>
      <text:p text:style-name="P9">Los márgenes se utilizan para crear espacio alrededor de los elementos, fuera de los bordes definidos.</text:p>
      <text:p text:style-name="Horizontal_20_Line"/>
      <text:p text:style-name="P8"><draw:frame draw:style-name="fr1" draw:name="Imagen1" text:anchor-type="char" svg:x="-0.099cm" svg:y="-0.046cm" svg:width="12.647cm" svg:height="1.402cm" draw:z-index="0"><draw:image xlink:href="Pictures/10000000000001DE000000350F509E4C595B778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Horizontal_20_Line"/>
      <text:h text:style-name="P2" text:outline-level="2">Márgenes <text:span text:style-name="T7">en </text:span>CSS</text:h>
      <text:p text:style-name="P9">Las propiedades <text:span text:style-name="Source_20_Text"><text:span text:style-name="T2">margin </text:span></text:span><text:span text:style-name="Source_20_Text"><text:span text:style-name="T8">de </text:span></text:span>CSS se utilizan para crear espacio alrededor de los elementos, fuera de los bordes definidos.</text:p>
      <text:p text:style-name="P9">Con CSS, tienes control total sobre los márgenes. Hay propiedades para establecer el margen para cada lado de un elemento (superior, derecho, inferior e izquierdo).</text:p>
      <text:p text:style-name="Horizontal_20_Line"/>
      <text:h text:style-name="P2" text:outline-level="2">Margen - Lados individuales</text:h>
      <text:p text:style-name="P9">CSS tiene propiedades para especificar el margen de cada lado de un elemento:</text:p>
      <text:list text:style-name="L1">
        <text:list-item>
          <text:p text:style-name="P11"><text:span text:style-name="Source_20_Text"><text:span text:style-name="T2">margin-top</text:span></text:span></text:p>
        </text:list-item>
        <text:list-item>
          <text:p text:style-name="P11"><text:span text:style-name="Source_20_Text"><text:span text:style-name="T2">margin-right</text:span></text:span></text:p>
        </text:list-item>
        <text:list-item>
          <text:p text:style-name="P11"><text:span text:style-name="Source_20_Text"><text:span text:style-name="T2">margin-bottom</text:span></text:span></text:p>
        </text:list-item>
        <text:list-item>
          <text:p text:style-name="P12"><text:span text:style-name="Source_20_Text"><text:span text:style-name="T2">margin-left</text:span></text:span></text:p>
        </text:list-item>
      </text:list>
      <text:p text:style-name="P9">Todas las propiedades de margen pueden tener los siguientes valores:</text:p>
      <text:list text:style-name="L2">
        <text:list-item>
          <text:p text:style-name="P13">auto - el navegador calcula el margen</text:p>
        </text:list-item>
        <text:list-item>
          <text:p text:style-name="P13"><text:span text:style-name="Emphasis">longitud </text:span>: especifica un margen en px, pt, cm, etc.</text:p>
        </text:list-item>
        <text:list-item>
          <text:p text:style-name="P13"><text:span text:style-name="Emphasis">% </text:span>: especifica un margen en % del ancho del elemento contenedor</text:p>
        </text:list-item>
        <text:list-item>
          <text:p text:style-name="P14">heredar: especifica que el margen debe heredarse del elemento principal</text:p>
        </text:list-item>
      </text:list>
      <text:p text:style-name="P9">Consejo: Se permiten valores negativos.</text:p>
      <text:h text:style-name="P3" text:outline-level="3">Ejemplo</text:h>
      <text:p text:style-name="P10">Establezca márgenes diferentes para los cuatro lados de un elemento &lt;p&gt;:</text:p>
      <text:p text:style-name="P15">p <text:span text:style-name="T3">{</text:span><text:span text:style-name="T4"><text:line-break/>  margin-top</text:span><text:span text:style-name="T3">:</text:span><text:span text:style-name="T5"> 100px</text:span><text:span text:style-name="T3">;</text:span><text:span text:style-name="T4"><text:line-break/>  margin-bottom</text:span><text:span text:style-name="T3">:</text:span><text:span text:style-name="T5"> 100px</text:span><text:span text:style-name="T3">;</text:span><text:span text:style-name="T4"><text:line-break/>  margin-right</text:span><text:span text:style-name="T3">:</text:span><text:span text:style-name="T5"> 150px</text:span><text:span text:style-name="T3">;</text:span><text:span text:style-name="T4"><text:line-break/></text:span><text:soft-page-break/><text:span text:style-name="T4">  margin-left</text:span><text:span text:style-name="T3">:</text:span><text:span text:style-name="T5"> 80px</text:span><text:span text:style-name="T3">;</text:span><text:span text:style-name="T4"><text:line-break/></text:span><text:span text:style-name="T3">}</text:span></text:p>
      <text:p text:style-name="P8"><text:span text:style-name="T2"><text:s/></text:span></text:p>
      <text:p text:style-name="Horizontal_20_Line"/>
      <text:h text:style-name="P2" text:outline-level="2">Margen - Propiedad <text:span text:style-name="T7">abreviada</text:span></text:h>
      <text:p text:style-name="P9">Para acortar el código, es posible especificar todas las propiedades de margen en una sola propiedad.</text:p>
      <text:p text:style-name="P9">La propiedad <text:span text:style-name="Source_20_Text"><text:span text:style-name="T2">margin </text:span></text:span>es una propiedad abreviada para las siguientes propiedades de margen individuales:</text:p>
      <text:list text:style-name="L3">
        <text:list-item>
          <text:p text:style-name="P16"><text:span text:style-name="Source_20_Text"><text:span text:style-name="T2">margin-top</text:span></text:span></text:p>
        </text:list-item>
        <text:list-item>
          <text:p text:style-name="P16"><text:span text:style-name="Source_20_Text"><text:span text:style-name="T2">margin-right</text:span></text:span></text:p>
        </text:list-item>
        <text:list-item>
          <text:p text:style-name="P16"><text:span text:style-name="Source_20_Text"><text:span text:style-name="T2">margin-bottom</text:span></text:span></text:p>
        </text:list-item>
        <text:list-item>
          <text:p text:style-name="P17"><text:span text:style-name="Source_20_Text"><text:span text:style-name="T2">margin-left</text:span></text:span></text:p>
        </text:list-item>
      </text:list>
      <text:p text:style-name="P9">Pues así es como funciona:</text:p>
      <text:p text:style-name="P9">Si la propiedad <text:span text:style-name="Source_20_Text"><text:span text:style-name="T2">margin </text:span></text:span>tiene cuatro valores:</text:p>
      <text:list text:style-name="L4">
        <text:list-item>
          <text:p text:style-name="P18">margen: 25 px 50 px 75 px 100 px;</text:p>
          <text:list>
            <text:list-item>
              <text:p text:style-name="P18">el margen superior es de 25px</text:p>
            </text:list-item>
            <text:list-item>
              <text:p text:style-name="P18">el margen derecho es 50px</text:p>
            </text:list-item>
            <text:list-item>
              <text:p text:style-name="P18">el margen inferior es 75px</text:p>
            </text:list-item>
            <text:list-item>
              <text:p text:style-name="P19">el margen izquierdo es 100px</text:p>
            </text:list-item>
          </text:list>
        </text:list-item>
      </text:list>
      <text:h text:style-name="P3" text:outline-level="3">Ejemplo</text:h>
      <text:p text:style-name="P10">Utilice la propiedad abreviada de margen con cuatro valores:</text:p>
      <text:p text:style-name="P15">p <text:span text:style-name="T3">{</text:span><text:span text:style-name="T4"><text:line-break/>  margin</text:span><text:span text:style-name="T3">:</text:span><text:span text:style-name="T5"> 25px 50px 75px 100px</text:span><text:span text:style-name="T3">;</text:span><text:span text:style-name="T4"><text:line-break/></text:span><text:span text:style-name="T3">}</text:span></text:p>
      <text:p text:style-name="P9"><text:span text:style-name="T2"><text:s/></text:span></text:p>
      <text:p text:style-name="P26">Si la propiedad <text:span text:style-name="Source_20_Text"><text:span text:style-name="T2">margin </text:span></text:span>tiene tres valores:</text:p>
      <text:list text:style-name="L5">
        <text:list-item>
          <text:p text:style-name="P20">margen: 25 px 50 px 75 px;</text:p>
          <text:list>
            <text:list-item>
              <text:p text:style-name="P20">el margen superior es de 25px</text:p>
            </text:list-item>
            <text:list-item>
              <text:p text:style-name="P20">los márgenes derecho e izquierdo son 50px</text:p>
            </text:list-item>
            <text:list-item>
              <text:p text:style-name="P21">el margen inferior es 75px</text:p>
            </text:list-item>
          </text:list>
        </text:list-item>
      </text:list>
      <text:h text:style-name="P3" text:outline-level="3">Ejemplo</text:h>
      <text:p text:style-name="P10">Utilice la propiedad abreviada de margen con tres valores: </text:p>
      <text:p text:style-name="P15">p <text:span text:style-name="T3">{</text:span><text:span text:style-name="T4"><text:line-break/>  margin</text:span><text:span text:style-name="T3">:</text:span><text:span text:style-name="T5"> 25px 50px 75px</text:span><text:span text:style-name="T3">;</text:span><text:span text:style-name="T4"><text:line-break/></text:span><text:span text:style-name="T3">}</text:span></text:p>
      <text:p text:style-name="P9"><text:span text:style-name="T2"><text:s/></text:span></text:p>
      <text:p text:style-name="P9"><text:soft-page-break/>Si la propiedad <text:span text:style-name="Source_20_Text"><text:span text:style-name="T2">margin </text:span></text:span>tiene dos valores:</text:p>
      <text:list text:style-name="L6">
        <text:list-item>
          <text:p text:style-name="P22">margen: 25px 50px;</text:p>
          <text:list>
            <text:list-item>
              <text:p text:style-name="P22">Los márgenes superior e inferior son de 25 píxeles.</text:p>
            </text:list-item>
            <text:list-item>
              <text:p text:style-name="P23">los márgenes derecho e izquierdo son 50px</text:p>
            </text:list-item>
          </text:list>
        </text:list-item>
      </text:list>
      <text:h text:style-name="P3" text:outline-level="3">Ejemplo</text:h>
      <text:p text:style-name="P10">Utilice la propiedad abreviada de margen con dos valores: </text:p>
      <text:p text:style-name="P15">p <text:span text:style-name="T3">{</text:span><text:span text:style-name="T4"><text:line-break/>  margin</text:span><text:span text:style-name="T3">:</text:span><text:span text:style-name="T5"> 25px 50px</text:span><text:span text:style-name="T3">;</text:span><text:span text:style-name="T4"><text:line-break/></text:span><text:span text:style-name="T3">}</text:span></text:p>
      <text:p text:style-name="P9"><text:span text:style-name="T2"><text:s/></text:span></text:p>
      <text:p text:style-name="P9">Si la propiedad <text:span text:style-name="Source_20_Text"><text:span text:style-name="T2">margin </text:span></text:span>tiene un valor:</text:p>
      <text:list text:style-name="L7">
        <text:list-item>
          <text:p text:style-name="P24">margen: 25 píxeles;</text:p>
          <text:list>
            <text:list-item>
              <text:p text:style-name="P25">los cuatro márgenes son de 25px</text:p>
            </text:list-item>
          </text:list>
        </text:list-item>
      </text:list>
      <text:h text:style-name="P3" text:outline-level="3">Ejemplo</text:h>
      <text:p text:style-name="P10">Utilice la propiedad abreviada de margen con un valor: </text:p>
      <text:p text:style-name="P15">p <text:span text:style-name="T3">{</text:span><text:span text:style-name="T4"><text:line-break/>  margin</text:span><text:span text:style-name="T3">:</text:span><text:span text:style-name="T5"> 25px</text:span><text:span text:style-name="T3">;</text:span><text:span text:style-name="T4"><text:line-break/></text:span><text:span text:style-name="T3">}</text:span></text:p>
      <text:p text:style-name="P8"><text:span text:style-name="T2"><text:s/></text:span></text:p>
      <text:p text:style-name="Horizontal_20_Line"/>
      <text:h text:style-name="P2" text:outline-level="2">El valor automático</text:h>
      <text:p text:style-name="P9">Puede configurar la propiedad de margen <text:span text:style-name="Source_20_Text"><text:span text:style-name="T2">auto </text:span></text:span>para centrar horizontalmente el elemento dentro de su contenedor.</text:p>
      <text:p text:style-name="P9">Luego, el elemento ocupará el ancho especificado y el espacio restante se dividirá en partes iguales entre los márgenes izquierdo y derecho.</text:p>
      <text:h text:style-name="P3" text:outline-level="3">Ejemplo</text:h>
      <text:p text:style-name="P10">Usar margen: automático:</text:p>
      <text:p text:style-name="P15">div <text:span text:style-name="T3">{</text:span><text:span text:style-name="T4"><text:line-break/>  width</text:span><text:span text:style-name="T3">:</text:span><text:span text:style-name="T5"> 300px</text:span><text:span text:style-name="T3">;</text:span><text:span text:style-name="T4"><text:line-break/>  margin</text:span><text:span text:style-name="T3">:</text:span><text:span text:style-name="T5"> auto</text:span><text:span text:style-name="T3">;</text:span><text:span text:style-name="T4"><text:line-break/>  border</text:span><text:span text:style-name="T3">:</text:span><text:span text:style-name="T5"> 1px solid red</text:span><text:span text:style-name="T3">;</text:span><text:span text:style-name="T4"><text:line-break/></text:span><text:span text:style-name="T3">}</text:span></text:p>
      <text:p text:style-name="P8"><text:span text:style-name="T2"><text:s/></text:span></text:p>
      <text:p text:style-name="Horizontal_20_Line"/>
      <text:h text:style-name="P2" text:outline-level="2"><text:soft-page-break/>El valor heredado</text:h>
      <text:p text:style-name="P9">Este ejemplo permite que el margen izquierdo del elemento &lt;p class="ex1"&gt; se herede del elemento principal (&lt;div&gt;):</text:p>
      <text:h text:style-name="P3" text:outline-level="3">Ejemplo</text:h>
      <text:p text:style-name="P10">Uso del valor heredado:</text:p>
      <text:p text:style-name="P15">div <text:span text:style-name="T3">{</text:span><text:span text:style-name="T4"><text:line-break/>  border</text:span><text:span text:style-name="T3">:</text:span><text:span text:style-name="T5"> 1px solid red</text:span><text:span text:style-name="T3">;</text:span><text:span text:style-name="T4"><text:line-break/>  margin-left</text:span><text:span text:style-name="T3">:</text:span><text:span text:style-name="T5"> 100px</text:span><text:span text:style-name="T3">;</text:span><text:span text:style-name="T4"><text:line-break/></text:span><text:span text:style-name="T3">}</text:span><text:line-break/><text:line-break/>p.ex1 <text:span text:style-name="T3">{</text:span><text:span text:style-name="T4"><text:line-break/>  margin-left</text:span><text:span text:style-name="T3">:</text:span><text:span text:style-name="T5"> inherit</text:span><text:span text:style-name="T3">;</text:span><text:span text:style-name="T4"><text:line-break/></text:span><text:span text:style-name="T3">}</text:span></text:p>
      <text:p text:style-name="P8"><text:span text:style-name="T2"><text:s/></text:span><text:span text:style-name="T8">Ejemplo completo:</text:span></text:p>
      <text:p text:style-name="P8"><text:span text:style-name="T8">&lt;!DOCTYPE html&gt;</text:span></text:p>
      <text:p text:style-name="P8"><text:span text:style-name="T8">&lt;html&gt;</text:span></text:p>
      <text:p text:style-name="P8"><text:span text:style-name="T8">&lt;head&gt;</text:span></text:p>
      <text:p text:style-name="P8"><text:span text:style-name="T8">&lt;style&gt;</text:span></text:p>
      <text:p text:style-name="P8"><text:span text:style-name="T8">div {</text:span></text:p>
      <text:p text:style-name="P8"><text:span text:style-name="T8"><text:s text:c="2"/>border: 1px solid red;</text:span></text:p>
      <text:p text:style-name="P8"><text:span text:style-name="T8"><text:s text:c="2"/>margin-left: 100px;</text:span></text:p>
      <text:p text:style-name="P8"><text:span text:style-name="T8">}</text:span></text:p>
      <text:p text:style-name="P8"><text:span text:style-name="T8"/></text:p>
      <text:p text:style-name="P8"><text:span text:style-name="T8">p.ex1 {</text:span></text:p>
      <text:p text:style-name="P8"><text:span text:style-name="T8"><text:s text:c="2"/>margin-left: inherit;</text:span></text:p>
      <text:p text:style-name="P8"><text:span text:style-name="T8">}</text:span></text:p>
      <text:p text:style-name="P8"><text:span text:style-name="T8">&lt;/style&gt;</text:span></text:p>
      <text:p text:style-name="P8"><text:span text:style-name="T8">&lt;/head&gt;</text:span></text:p>
      <text:p text:style-name="P8"><text:span text:style-name="T8">&lt;body&gt;</text:span></text:p>
      <text:p text:style-name="P8"><text:span text:style-name="T8"/></text:p>
      <text:p text:style-name="P8"><text:span text:style-name="T8">&lt;h2&gt;Use of the inherit value&lt;/h2&gt;</text:span></text:p>
      <text:p text:style-name="P8"><text:span text:style-name="T8">&lt;p&gt;Let the left margin be inherited from the parent element:&lt;/p&gt;</text:span></text:p>
      <text:p text:style-name="P8"><text:span text:style-name="T8"/></text:p>
      <text:p text:style-name="P8"><text:span text:style-name="T8">&lt;div&gt;</text:span></text:p>
      <text:p text:style-name="P8"><text:span text:style-name="T8">&lt;p class="ex1"&gt;This paragraph has an inherited left margin (from the div element).&lt;/p&gt;</text:span></text:p>
      <text:p text:style-name="P8"><text:span text:style-name="T8">&lt;/div&gt;</text:span></text:p>
      <text:p text:style-name="P8"><text:span text:style-name="T8"/></text:p>
      <text:p text:style-name="P8"><text:span text:style-name="T8">&lt;/body&gt;</text:span></text:p>
      <text:p text:style-name="P8"><text:span text:style-name="T8">&lt;/html&gt;</text:span></text:p>
      <text:p text:style-name="Horizontal_20_Line"/>
      <text:h text:style-name="P2" text:outline-level="2"><text:soft-page-break/>Todas las propiedades de margen <text:span text:style-name="T7">en </text:span>CS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Prop<text:span text:style-name="T7">iedad</text:span></text:p>
          </table:table-cell>
          <table:table-cell table:style-name="Tabla1.A1" office:value-type="string">
            <text:p text:style-name="P7">Descrip<text:span text:style-name="T7">ción</text:span></text:p>
          </table:table-cell>
        </table:table-row>
        <table:table-row table:style-name="Tabla1.2">
          <table:table-cell table:style-name="Tabla1.A1" office:value-type="string">
            <text:p text:style-name="P4"><text:a xlink:type="simple" xlink:href="https://www.w3schools.com/cssref/pr_margin.asp" text:style-name="Internet_20_link" text:visited-style-name="Visited_20_Internet_20_Link"><text:span text:style-name="T6">margin</text:span></text:a></text:p>
          </table:table-cell>
          <table:table-cell table:style-name="Tabla1.A1" office:value-type="string">
            <text:p text:style-name="P4"><text:span text:style-name="T7">La propiedad abreviada para establecer todas las propiedades de márgenes en una declaración</text:span></text:p>
          </table:table-cell>
        </table:table-row>
        <table:table-row table:style-name="Tabla1.1">
          <table:table-cell table:style-name="Tabla1.A1" office:value-type="string">
            <text:p text:style-name="P4"><text:a xlink:type="simple" xlink:href="https://www.w3schools.com/cssref/pr_margin-bottom.asp" text:style-name="Internet_20_link" text:visited-style-name="Visited_20_Internet_20_Link"><text:span text:style-name="T6">margin-bottom</text:span></text:a></text:p>
          </table:table-cell>
          <table:table-cell table:style-name="Tabla1.A1" office:value-type="string">
            <text:p text:style-name="P5">Establece el margen de abajo de un elemento</text:p>
          </table:table-cell>
        </table:table-row>
        <table:table-row table:style-name="Tabla1.2">
          <table:table-cell table:style-name="Tabla1.A1" office:value-type="string">
            <text:p text:style-name="P4"><text:a xlink:type="simple" xlink:href="https://www.w3schools.com/cssref/pr_margin-left.asp" text:style-name="Internet_20_link" text:visited-style-name="Visited_20_Internet_20_Link"><text:span text:style-name="T6">margin-left</text:span></text:a></text:p>
          </table:table-cell>
          <table:table-cell table:style-name="Tabla1.A1" office:value-type="string">
            <text:p text:style-name="P5">Establece el margen de la izquierda de un elemento</text:p>
          </table:table-cell>
        </table:table-row>
        <table:table-row table:style-name="Tabla1.1">
          <table:table-cell table:style-name="Tabla1.A1" office:value-type="string">
            <text:p text:style-name="P4"><text:a xlink:type="simple" xlink:href="https://www.w3schools.com/cssref/pr_margin-right.asp" text:style-name="Internet_20_link" text:visited-style-name="Visited_20_Internet_20_Link"><text:span text:style-name="T6">margin-right</text:span></text:a></text:p>
          </table:table-cell>
          <table:table-cell table:style-name="Tabla1.A1" office:value-type="string">
            <text:p text:style-name="P5">Establece el margen de la derecha de un elemento</text:p>
          </table:table-cell>
        </table:table-row>
        <table:table-row table:style-name="Tabla1.2">
          <table:table-cell table:style-name="Tabla1.A1" office:value-type="string">
            <text:p text:style-name="P4"><text:a xlink:type="simple" xlink:href="https://www.w3schools.com/cssref/pr_margin-top.asp" text:style-name="Internet_20_link" text:visited-style-name="Visited_20_Internet_20_Link"><text:span text:style-name="T6">margin-top</text:span></text:a></text:p>
          </table:table-cell>
          <table:table-cell table:style-name="Tabla1.A1" office:value-type="string">
            <text:p text:style-name="P6">Establece el margen de arriba de un element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7:12:06.864000000</meta:creation-date>
    <dc:date>2024-03-01T17:19:42.441000000</dc:date>
    <meta:editing-duration>PT7M35S</meta:editing-duration>
    <meta:editing-cycles>1</meta:editing-cycles>
    <meta:document-statistic meta:table-count="1" meta:image-count="1" meta:object-count="0" meta:page-count="5" meta:paragraph-count="110" meta:word-count="621" meta:character-count="3729" meta:non-whitespace-character-count="3193"/>
    <meta:generator>LibreOffice/7.6.0.3$Windows_X86_64 LibreOffice_project/69edd8b8ebc41d00b4de3915dc82f8f0fc3b6265</meta:generator>
  </office:meta>
</office:document-meta>
</file>